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dc:date>2011-06-06T12:30:08</dc:date>
    <meta:generator>LibreOffice/3.4$Unix LibreOffice_project/340m1$Build-12</meta:generator>
  </office:meta>
</office:document-meta>
</file>